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color="#595959" fo:font-size="10pt" style:font-size-asian="10pt" style:font-size-complex="10pt"/>
    </style:style>
    <style:style style:name="ce5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20687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eriment_and_Find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HPLC for determining the existence and concentration of caffein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../wikipedia.org/wiki/High-performance_liquid_chromatography">Article on HPLC</text:a></text:p>
          </table:table-cell>
          <table:table-cell office:value-type="string" table:style-name="ce2">
            <text:p><text:a xlink:href="http://www.tsakalidislabs.gr/">Lab courtesy of Tsakalidis Analysis&amp;Testing</text:a></text:p>
          </table:table-cell>
          <table:table-cell table:number-columns-repeated="2" table:style-name="ce1"/>
          <table:table-cell office:value-type="string" table:style-name="ce3">
            <text:p>Test data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entration<text:span text:style-name="T1"><text:s/>(mg/mL)</text:span></text:p>
          </table:table-cell>
          <table:table-cell office:value-type="string" table:style-name="ce1">
            <text:p>Absorption<text:s/><text:span text:style-name="T1">(mAU*s)</text:span></text:p>
          </table:table-cell>
          <table:table-cell office:value-type="string" table:style-name="ce1">
            <text:p>Ratio<text:s/><text:span text:style-name="T1">(mg/(mL*mAU*s))</text:span></text:p>
          </table:table-cell>
          <table:table-cell table:style-name="ce1"/>
          <table:table-cell office:value-type="string" table:style-name="ce5">
            <text:p>Sample</text:p>
          </table:table-cell>
          <table:table-cell office:value-type="string" table:style-name="ce1">
            <text:p>Absorption<text:s/><text:span text:style-name="T1">(mAU*s)</text:span></text:p>
          </table:table-cell>
          <table:table-cell office:value-type="string" table:style-name="ce1">
            <office:annotation draw:style-name="a1" svg:x="9.84375in" svg:y="0.71875in" svg:width="1.5in" svg:height="0.541666666666667in">
              <dc:creator>Nick Stathas</dc:creator>
              <text:p><text:span text:style-name="T2">In almost all scenarios use the best fit function of your data.</text:span></text:p>
            </office:annotation>
            <text:p>Concentration<text:s/><text:span text:style-name="T1">(mg/mL)</text:span>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4273.8027300000003" table:style-name="ce1">
            <text:p>4273.80273</text:p>
          </table:table-cell>
          <table:table-cell office:value-type="float" office:value="1.1699182942868305E-4" table:formula="of:=[.A6]/[.B6]" table:style-name="ce1">
            <text:p>0.000116992</text:p>
          </table:table-cell>
          <table:table-cell table:style-name="ce1"/>
          <table:table-cell office:value-type="string" table:style-name="ce1">
            <text:p>Redbull (32 mg/mL)</text:p>
          </table:table-cell>
          <table:table-cell office:value-type="float" office:value="2633.0285600000002" table:style-name="ce1">
            <text:p>2633.02856</text:p>
          </table:table-cell>
          <table:table-cell office:value-type="float" office:value="0.30692339011814657" table:formula="of:=[.C15]*[.F6]" table:style-name="ce1">
            <text:p>0.30692339</text:p>
          </table:table-cell>
          <table:table-cell table:number-columns-repeated="16377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2174.71729" table:style-name="ce1">
            <text:p>2174.71729</text:p>
          </table:table-cell>
          <table:table-cell office:value-type="float" office:value="1.1495747109271385E-4" table:formula="of:=[.A7]/[.B7]" table:style-name="ce1">
            <text:p>0.000114957</text:p>
          </table:table-cell>
          <table:table-cell table:number-columns-repeated="16381" table:style-name="ce1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432.01697000000001" table:style-name="ce1">
            <text:p>432.01697</text:p>
          </table:table-cell>
          <table:table-cell office:value-type="float" office:value="1.1573619434440272E-4" table:formula="of:=[.A8]/[.B8]" table:style-name="ce1">
            <text:p>0.00011573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verages</text:p>
          </table:table-cell>
          <table:table-cell table:style-name="ce1"/>
          <table:table-cell office:value-type="string" table:style-name="ce3">
            <text:p>Ratio of averages</text:p>
          </table:table-cell>
          <table:table-cell table:style-name="ce1"/>
          <table:table-cell office:value-type="string" table:style-name="ce3">
            <text:p>Experimental process</text:p>
          </table:table-cell>
          <table:table-cell table:number-columns-repeated="16379" table:style-name="ce1"/>
        </table:table-row>
        <table:table-row table:style-name="ro1">
          <table:table-cell office:value-type="float" office:value="0.26666666666666666" table:formula="of:=AVERAGE([.A6:.A8])" table:style-name="ce1">
            <text:p>0.266666667</text:p>
          </table:table-cell>
          <table:table-cell office:value-type="float" office:value="2293.51233" table:formula="of:=AVERAGE([.B6:.B8])" table:style-name="ce1">
            <text:p>2293.51233</text:p>
          </table:table-cell>
          <table:table-cell office:value-type="float" office:value="1.1626999479295002E-4" table:formula="of:=[.A11]/[.B11]" table:style-name="ce1">
            <text:p>0.00011627</text:p>
          </table:table-cell>
          <table:table-cell table:style-name="ce1"/>
          <table:table-cell office:value-type="string" table:style-name="ce1">
            <text:p>Known samples were made by hand from pure caffeine powder and gradually dissolved from 1 to 0.5 to 0.25 to 0.1 to 0.05 mg/mL.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Average of ratios</text:p>
          </table:table-cell>
          <table:table-cell table:style-name="ce1"/>
          <table:table-cell office:value-type="string" table:style-name="ce1">
            <text:p>The unknown sample (Redbull) was decarbonated before passing through HPLC.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.1589516495526654E-4" table:formula="of:=AVERAGE([.C6:.C8])" table:style-name="ce1">
            <text:p>0.000115895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Linear regression slope</text:p>
          </table:table-cell>
          <table:table-cell table:style-name="ce1"/>
          <table:table-cell office:value-type="string" table:style-name="ce3">
            <text:p>Instruments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.1656667716439299E-4" table:style-name="ce1">
            <text:p>0.000116567</text:p>
          </table:table-cell>
          <table:table-cell table:style-name="ce1"/>
          <table:table-cell office:value-type="string" table:style-name="ce1">
            <text:p>Digital Scale (up to 0.01g)</text:p>
          </table:table-cell>
          <table:table-cell table:number-columns-repeated="16379" table:style-name="ce1"/>
        </table:table-row>
        <table:table-row table:style-name="ro1">
          <table:table-cell table:style-name="ce1">
            <draw:frame draw:z-index="1" draw:id="id0" draw:style-name="a0" draw:name="Chart 4" svg:x="0in" svg:y="0.01562in" svg:width="4.65625in" svg:height="3.109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string" table:style-name="ce1">
            <text:p>Micropipettes (±3.0 <text:s/>to 0.8 μL)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Pipettes (± a lot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Ultrasonic Bath for decarbonati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table:style-name="ce4"/>
          <table:table-cell table:number-columns-repeated="1637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office:annotation draw:style-name="a2" svg:x="5.47916666666667in" svg:y="4.28125in" svg:width="2.41666666666667in" svg:height="1.34375in">
              <dc:creator>Nick Stathas</dc:creator>
              <text:p><text:span text:style-name="T2">Although in this case the data is a perfect y=a*x, you should avoid forcing an intercept, as the result will essentially no longer be derived from your data, but from theory and data. When trying to prove a model, one can't rely on that unproven model to manipulate data.</text:span></text:p>
            </office:annotation>
            <text:p>Comment on intercept</text:p>
          </table:table-cell>
          <table:table-cell table:number-columns-repeated="16380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ck Stathas</meta:initial-creator>
    <dc:creator>Nick Stathas</dc:creator>
    <meta:creation-date>2016-08-05T03:35:55Z</meta:creation-date>
    <dc:date>2016-08-05T04:42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2083in" svg:stroke-color="#ed7d31" svg:stroke-opacity="100%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23.8750393700788pt" svg:width="335.25pt" chart:style-name="Crt0">
        <chart:title chart:style-name="CT00">
          <text:p text:style-name="a0" text:class-names="" text:cond-style-name="">Concentration vs Absorptio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bsorption<text:s text:c="1"/>(mAU*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oncentration<text:s text:c="1"/>(mg/mL)</text:p>
            </chart:title>
            <chart:grid chart:class="major" chart:style-name="GMa1"/>
          </chart:axis>
          <chart:series chart:label-cell-address="Experiment_and_Findings.$A$5" chart:values-cell-range-address="Experiment_and_Findings.$A$6:.$A$8" chart:class="chart:scatter" chart:attached-axis="primary-y" chart:style-name="G0S0">
            <chart:domain table:cell-range-address="Experiment_and_Findings.$B$6:.$B$8"/>
            <chart:regression-curve chart:style-name="T000">
              <chart:equation chart:automatic-content="true" chart:display-equation="true" chart:display-r-square="true" svg:x="203.5177952755905pt" svg:y="155.0pt" chart:style-name="TL000"/>
            </chart:regression-curve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